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arial, sans-serif"/>
    <style:font-face style:name="arial" svg:font-family="arial,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erif" fo:font-size="10.5pt" officeooo:rsid="00289ee0" officeooo:paragraph-rsid="00289ee0" style:font-size-asian="10.5pt" style:font-size-complex="10.5pt"/>
    </style:style>
    <style:style style:name="P2" style:family="paragraph" style:parent-style-name="Standard">
      <style:text-properties style:font-name="DejaVu Serif" fo:font-size="10.5pt" officeooo:rsid="0031fb70" officeooo:paragraph-rsid="0031fb70" style:font-size-asian="10.5pt" style:font-size-complex="10.5pt"/>
    </style:style>
    <style:style style:name="P3" style:family="paragraph" style:parent-style-name="Standard">
      <style:text-properties style:font-name="DejaVu Serif" fo:font-size="10.5pt" officeooo:rsid="000a06fe" officeooo:paragraph-rsid="000a06fe" style:font-size-asian="10.5pt" style:font-size-complex="10.5pt"/>
    </style:style>
    <style:style style:name="P4" style:family="paragraph" style:parent-style-name="Standard">
      <style:text-properties style:font-name="DejaVu Serif" fo:font-size="10.5pt" officeooo:rsid="001adde9" officeooo:paragraph-rsid="001adde9" style:font-size-asian="10.5pt" style:font-size-complex="10.5pt"/>
    </style:style>
    <style:style style:name="P5" style:family="paragraph" style:parent-style-name="Standard">
      <style:text-properties style:font-name="DejaVu Serif" fo:font-size="10.5pt" officeooo:rsid="001c89cb" officeooo:paragraph-rsid="001c89cb" style:font-size-asian="10.5pt" style:font-size-complex="10.5pt"/>
    </style:style>
    <style:style style:name="P6" style:family="paragraph" style:parent-style-name="Standard">
      <style:text-properties style:font-name="DejaVu Serif" fo:font-size="10.5pt" officeooo:rsid="00151163" officeooo:paragraph-rsid="00151163" style:font-size-asian="10.5pt" style:font-size-complex="10.5pt"/>
    </style:style>
    <style:style style:name="P7" style:family="paragraph" style:parent-style-name="Standard">
      <style:text-properties style:font-name="DejaVu Serif" fo:font-size="10.5pt" officeooo:rsid="000a5b4a" officeooo:paragraph-rsid="000a5b4a" style:font-size-asian="10.5pt" style:font-size-complex="10.5pt"/>
    </style:style>
    <style:style style:name="P8" style:family="paragraph" style:parent-style-name="Standard">
      <style:text-properties style:font-name="DejaVu Serif" fo:font-size="10.5pt" officeooo:rsid="000cf69b" officeooo:paragraph-rsid="000cf69b" style:font-size-asian="10.5pt" style:font-size-complex="10.5pt"/>
    </style:style>
    <style:style style:name="P9" style:family="paragraph" style:parent-style-name="Standard">
      <style:text-properties style:font-name="DejaVu Serif" fo:font-size="10.5pt" officeooo:rsid="00449058" officeooo:paragraph-rsid="00449058" style:font-size-asian="10.5pt" style:font-size-complex="10.5pt"/>
    </style:style>
    <style:style style:name="P10" style:family="paragraph" style:parent-style-name="Standard">
      <style:text-properties style:font-name="DejaVu Serif" fo:font-size="10.5pt" officeooo:rsid="00449058" officeooo:paragraph-rsid="004c33db" style:font-size-asian="10.5pt" style:font-size-complex="10.5pt"/>
    </style:style>
    <style:style style:name="P11" style:family="paragraph" style:parent-style-name="Standard">
      <style:text-properties style:font-name="DejaVu Serif" fo:font-size="10.5pt" officeooo:rsid="004f8ace" officeooo:paragraph-rsid="004f8ace" style:font-size-asian="10.5pt" style:font-size-complex="10.5pt"/>
    </style:style>
    <style:style style:name="P12" style:family="paragraph" style:parent-style-name="Standard">
      <style:text-properties style:font-name="DejaVu Serif" fo:font-size="10.5pt" officeooo:rsid="005a7d0b" officeooo:paragraph-rsid="005a7d0b" style:font-size-asian="10.5pt" style:font-size-complex="10.5pt"/>
    </style:style>
    <style:style style:name="P13" style:family="paragraph" style:parent-style-name="Standard">
      <style:text-properties style:font-name="DejaVu Serif" fo:font-size="10.5pt" officeooo:rsid="005c1bfb" officeooo:paragraph-rsid="005c1bfb" style:font-size-asian="10.5pt" style:font-size-complex="10.5pt"/>
    </style:style>
    <style:style style:name="P14" style:family="paragraph" style:parent-style-name="Standard">
      <style:text-properties style:font-name="DejaVu Serif" fo:font-size="10.5pt" officeooo:rsid="0061269f" officeooo:paragraph-rsid="0061269f" style:font-size-asian="10.5pt" style:font-size-complex="10.5pt"/>
    </style:style>
    <style:style style:name="P15" style:family="paragraph" style:parent-style-name="Standard">
      <style:text-properties style:font-name="DejaVu Serif" fo:font-size="10.5pt" fo:font-weight="bold" officeooo:rsid="000a06fe" officeooo:paragraph-rsid="000a06fe" style:font-size-asian="10.5pt" style:font-weight-asian="bold" style:font-size-complex="10.5pt" style:font-weight-complex="bold"/>
    </style:style>
    <style:style style:name="P16" style:family="paragraph" style:parent-style-name="Standard">
      <style:text-properties style:font-name="DejaVu Serif" fo:font-size="10.5pt" fo:font-weight="bold" officeooo:rsid="001c89cb" officeooo:paragraph-rsid="001c89cb" style:font-size-asian="10.5pt" style:font-weight-asian="bold" style:font-size-complex="10.5pt" style:font-weight-complex="bold"/>
    </style:style>
    <style:style style:name="P17" style:family="paragraph" style:parent-style-name="Standard">
      <style:text-properties style:font-name="DejaVu Serif" fo:font-size="10.5pt" fo:font-weight="bold" officeooo:rsid="0042976b" officeooo:paragraph-rsid="0042976b" style:font-size-asian="10.5pt" style:font-weight-asian="bold" style:font-size-complex="10.5pt" style:font-weight-complex="bold"/>
    </style:style>
    <style:style style:name="P18" style:family="paragraph" style:parent-style-name="Standard">
      <style:text-properties style:font-name="DejaVu Serif" fo:font-size="10.5pt" fo:font-weight="bold" officeooo:rsid="004f8ace" officeooo:paragraph-rsid="004f8ace" style:font-size-asian="10.5pt" style:font-weight-asian="bold" style:font-size-complex="10.5pt" style:font-weight-complex="bold"/>
    </style:style>
    <style:style style:name="P19" style:family="paragraph" style:parent-style-name="Standard">
      <style:text-properties style:font-name="DejaVu Serif" fo:font-size="10.5pt" fo:font-weight="bold" officeooo:rsid="005a7d0b" officeooo:paragraph-rsid="005a7d0b" style:font-size-asian="10.5pt" style:font-weight-asian="bold" style:font-size-complex="10.5pt" style:font-weight-complex="bold"/>
    </style:style>
    <style:style style:name="P20" style:family="paragraph" style:parent-style-name="Standard">
      <style:text-properties style:font-name="DejaVu Serif" fo:font-size="10.5pt" fo:font-weight="bold" officeooo:rsid="005c1bfb" officeooo:paragraph-rsid="005c1bfb" style:font-size-asian="10.5pt" style:font-weight-asian="bold" style:font-size-complex="10.5pt" style:font-weight-complex="bold"/>
    </style:style>
    <style:style style:name="P21" style:family="paragraph" style:parent-style-name="Standard">
      <style:text-properties style:font-name="DejaVu Serif" fo:font-size="10.5pt" fo:font-weight="bold" officeooo:rsid="0061269f" officeooo:paragraph-rsid="0061269f" style:font-size-asian="10.5pt" style:font-weight-asian="bold" style:font-size-complex="10.5pt" style:font-weight-complex="bold"/>
    </style:style>
    <style:style style:name="T1" style:family="text">
      <style:text-properties officeooo:rsid="000d3510"/>
    </style:style>
    <style:style style:name="T2" style:family="text">
      <style:text-properties officeooo:rsid="0013209c"/>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letter-spacing="normal" fo:font-style="normal" fo:font-weight="normal" officeooo:rsid="004c33db"/>
    </style:style>
    <style:style style:name="T5" style:family="text">
      <style:text-properties fo:font-variant="normal" fo:text-transform="none" fo:color="#222222" fo:letter-spacing="normal" fo:font-style="normal" fo:font-weight="bold" style:font-weight-asian="bold" style:font-weight-complex="bold"/>
    </style:style>
    <style:style style:name="T6" style:family="text">
      <style:text-properties officeooo:rsid="001e926f"/>
    </style:style>
    <style:style style:name="T7" style:family="text">
      <style:text-properties officeooo:rsid="0020592b"/>
    </style:style>
    <style:style style:name="T8" style:family="text">
      <style:text-properties officeooo:rsid="0029b048"/>
    </style:style>
    <style:style style:name="T9" style:family="text">
      <style:text-properties fo:font-weight="bold" style:font-weight-asian="bold" style:font-weight-complex="bold"/>
    </style:style>
    <style:style style:name="T10" style:family="text">
      <style:text-properties officeooo:rsid="00410551"/>
    </style:style>
    <style:style style:name="T11" style:family="text">
      <style:text-properties officeooo:rsid="006485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Container Web</text:span> → componente de um servidor que interage com servlets</text:p>
      <text:p text:style-name="P1"><text:tab/><text:tab/> <text:s text:c="4"/>.Servlets → <text:span text:style-name="T8">classes do java</text:span> que recebe<text:span text:style-name="T8">m</text:span> e faz<text:span text:style-name="T8">em</text:span> requisições.</text:p>
      <text:p text:style-name="P1"/>
      <text:p text:style-name="P2"><text:span text:style-name="T9">Servidor de aplicação</text:span> → <text:span text:style-name="T3">O objetivo do servidor de aplicações é disponibilizar uma plataforma que separe do desenvolvedor de software algumas das complexidades de um sistema computacional. No desenvolvimento de aplicações comerciais, por exemplo, o foco dos desenvolvedores deve ser a resolução de problemas relacionados ao negócio da empresa, e não de questões de infraestrutura da aplicação.</text:span></text:p>
      <text:p text:style-name="P2"><text:span text:style-name="T3"/></text:p>
      <text:p text:style-name="P9"><text:span text:style-name="T5">Bean</text:span><text:span text:style-name="T3"> : Tudo que não é POJO.</text:span></text:p>
      <text:p text:style-name="P10"><text:span text:style-name="T5">POJO</text:span><text:span text:style-name="T3"> → </text:span><text:span text:style-name="T4">Plain Old Java Object - é simplesmente uma denominação que se dá para um objeto "normal", sem nada de especial.</text:span></text:p>
      <text:p text:style-name="P2"/>
      <text:p text:style-name="P3"/>
      <text:p text:style-name="P15">Injeção de dependências:</text:p>
      <text:p text:style-name="P3"/>
      <text:p text:style-name="P4"><text:s/><text:tab/>É um padrão de desenvolvimento de programas de computadores utilizado quando é necessário manter baixo o nível de acoplamento entre diferentes módulos de um sistema. Nesta solução as dependências entre os módulos não são definidas programaticamente, mas sim pela configuração de uma infraestrutura de software (container) que é responsável por "injetar" em cada componente suas dependências declaradas.<text:span text:style-name="T6">(inversão de controle).</text:span></text:p>
      <text:p text:style-name="P4"/>
      <text:p text:style-name="P4"/>
      <text:p text:style-name="P16">Inversão de Controle:</text:p>
      <text:p text:style-name="P5"/>
      <text:p text:style-name="P5"><text:tab/><text:span text:style-name="T7">Programador não tem que se preocupar em instanciar as classes e suas dependencias, ele tem apenas que se preocupar em utiliza-las, o container se encarrega de controlar as “injeções”.</text:span></text:p>
      <text:p text:style-name="P3"/>
      <text:p text:style-name="P15">CDI<text:span text:style-name="T2">(Context dependency injection)</text:span>: </text:p>
      <text:p text:style-name="P15"/>
      <text:p text:style-name="P17"><text:tab/>-https://docs.jboss.org/cdi/spec/2.0/cdi-spec.html</text:p>
      <text:p text:style-name="P3"/>
      <text:p text:style-name="P6"><text:tab/>CDI é a especificação do Java EE <text:s/>que cuida da parte de injeção de dependências. <text:span text:style-name="T10">A</text:span>lém de ser oficial e estar incluída em todos os servidores de aplicação</text:p>
      <text:p text:style-name="P3"/>
      <text:p text:style-name="P7">Weld é uma implementação de referência do CDI, por default, os servidores de aplicação já contém o weld.</text:p>
      <text:p text:style-name="P7">Ex: Jboss6+,Wildfly,GlassFish,Websphere etc. Todos esses servidores dão suporte ao Java EE.</text:p>
      <text:p text:style-name="P7"/>
      <text:p text:style-name="P8"><text:tab/>Mas também conseguimos usar o CDI em um servidor web normal, <text:span text:style-name="T1">como por exemplo o Tomcat,porém, neste último, temos que fazer algumas configurações.</text:span></text:p>
      <text:p text:style-name="P8"/>
      <text:p text:style-name="P18"><text:span text:style-name="T11">@</text:span>Qualifiers:</text:p>
      <text:p text:style-name="P11"/>
      <text:p text:style-name="P11"><text:tab/>Utilizados para injetar diferentes tipos de instancia.</text:p>
      <text:p text:style-name="P11"/>
      <text:p text:style-name="P19">@Named:</text:p>
      <text:p text:style-name="P12"><text:tab/>Qualifiers utilizado para identificar qual tipo de instancia injetar</text:p>
      <text:p text:style-name="P12"/>
      <text:p text:style-name="P20">@Produces:</text:p>
      <text:p text:style-name="P13"><text:tab/>Utilizado para customizar a injeção da dependencia</text:p>
      <text:p text:style-name="P13"/>
      <text:p text:style-name="P21">@Disposes:</text:p>
      <text:p text:style-name="P14"><text:tab/>Utilizado para configurar o fim do cilco de vida do produces, ou seja, o @Dispose é chamado no fim da execução todos os métodos do be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arial, sans-serif"/>
    <style:font-face style:name="arial" svg:font-family="arial,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21:38:47.517267481</meta:creation-date>
    <dc:date>2017-12-22T00:41:32.826387112</dc:date>
    <meta:editing-duration>PT3H2M23S</meta:editing-duration>
    <meta:editing-cycles>47</meta:editing-cycles>
    <meta:generator>LibreOffice/5.1.6.2$Linux_X86_64 LibreOffice_project/10m0$Build-2</meta:generator>
    <meta:document-statistic meta:table-count="0" meta:image-count="0" meta:object-count="0" meta:page-count="1" meta:paragraph-count="23" meta:word-count="338" meta:character-count="2261" meta:non-whitespace-character-count="1926"/>
  </office:meta>
</office:document-meta>
</file>